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127cm" svg:height="7.871cm" svg:x="0.1cm" svg:y="5.391cm">
            <draw:object draw:notify-on-update-of-ranges="Sheet1.C1:Sheet1.C1 Sheet1.C2:Sheet1.C9 Sheet1.D1:Sheet1.D1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eta_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23" calcext:value-type="float">
            <text:p>323</text:p>
          </table:table-cell>
          <table:table-cell table:formula="of:=ABS([.B2]-323)*60" office:value-type="float" office:value="0" calcext:value-type="float">
            <text:p>0</text:p>
          </table:table-cell>
          <table:table-cell office:value-type="float" office:value="210.11" calcext:value-type="float">
            <text:p>210.1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21.9" calcext:value-type="float">
            <text:p>321.9</text:p>
          </table:table-cell>
          <table:table-cell table:formula="of:=ABS([.B3]-323)*60" office:value-type="float" office:value="66.0000000000014" calcext:value-type="float">
            <text:p>66.0000000000014</text:p>
          </table:table-cell>
          <table:table-cell office:value-type="float" office:value="420.22" calcext:value-type="float">
            <text:p>420.22</text:p>
          </table:table-cell>
          <table:table-cell table:formula="of:=[.C3]/([.D3]*10)" office:value-type="float" office:value="0.0157060587311412" calcext:value-type="float">
            <text:p>0.015706058731141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20.9" calcext:value-type="float">
            <text:p>320.9</text:p>
          </table:table-cell>
          <table:table-cell table:formula="of:=ABS([.B4]-323)*60" office:value-type="float" office:value="126.000000000001" calcext:value-type="float">
            <text:p>126.000000000001</text:p>
          </table:table-cell>
          <table:table-cell office:value-type="float" office:value="630.33" calcext:value-type="float">
            <text:p>630.33</text:p>
          </table:table-cell>
          <table:table-cell table:formula="of:=[.C4]/([.D4]*10)" office:value-type="float" office:value="0.0199895292941795" calcext:value-type="float">
            <text:p>0.019989529294179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20.6" calcext:value-type="float">
            <text:p>320.6</text:p>
          </table:table-cell>
          <table:table-cell table:formula="of:=ABS([.B5]-323)*60" office:value-type="float" office:value="143.999999999999" calcext:value-type="float">
            <text:p>143.999999999999</text:p>
          </table:table-cell>
          <table:table-cell office:value-type="float" office:value="840.44" calcext:value-type="float">
            <text:p>840.44</text:p>
          </table:table-cell>
          <table:table-cell table:formula="of:=[.C5]/([.D5]*10)" office:value-type="float" office:value="0.0171338822521535" calcext:value-type="float">
            <text:p>0.0171338822521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.2" calcext:value-type="float">
            <text:p>320.2</text:p>
          </table:table-cell>
          <table:table-cell table:formula="of:=ABS([.B6]-323)*60" office:value-type="float" office:value="168.000000000001" calcext:value-type="float">
            <text:p>168.000000000001</text:p>
          </table:table-cell>
          <table:table-cell office:value-type="float" office:value="1050.55" calcext:value-type="float">
            <text:p>1050.55</text:p>
          </table:table-cell>
          <table:table-cell table:formula="of:=[.C6]/([.D6]*10)" office:value-type="float" office:value="0.0159916234353435" calcext:value-type="float">
            <text:p>0.015991623435343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19.6" calcext:value-type="float">
            <text:p>319.6</text:p>
          </table:table-cell>
          <table:table-cell table:formula="of:=ABS([.B7]-323)*60" office:value-type="float" office:value="203.999999999999" calcext:value-type="float">
            <text:p>203.999999999999</text:p>
          </table:table-cell>
          <table:table-cell office:value-type="float" office:value="1260.66" calcext:value-type="float">
            <text:p>1260.66</text:p>
          </table:table-cell>
          <table:table-cell table:formula="of:=[.C7]/([.D7]*10)" office:value-type="float" office:value="0.0161819999048117" calcext:value-type="float">
            <text:p>0.016181999904811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19.3" calcext:value-type="float">
            <text:p>319.3</text:p>
          </table:table-cell>
          <table:table-cell table:formula="of:=ABS([.B8]-323)*60" office:value-type="float" office:value="221.999999999999" calcext:value-type="float">
            <text:p>221.999999999999</text:p>
          </table:table-cell>
          <table:table-cell office:value-type="float" office:value="1470.77" calcext:value-type="float">
            <text:p>1470.77</text:p>
          </table:table-cell>
          <table:table-cell table:formula="of:=[.C8]/([.D8]*10)" office:value-type="float" office:value="0.0150941343649924" calcext:value-type="float">
            <text:p>0.015094134364992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18.4" calcext:value-type="float">
            <text:p>318.4</text:p>
          </table:table-cell>
          <table:table-cell table:formula="of:=ABS([.B9]-323)*60" office:value-type="float" office:value="276.000000000001" calcext:value-type="float">
            <text:p>276.000000000001</text:p>
          </table:table-cell>
          <table:table-cell office:value-type="float" office:value="1680.88" calcext:value-type="float">
            <text:p>1680.88</text:p>
          </table:table-cell>
          <table:table-cell table:formula="of:=[.C9]/([.D9]*10)" office:value-type="float" office:value="0.0164199704916473" calcext:value-type="float">
            <text:p>0.01641997049164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AVERAGE([.E3:.E9])" office:value-type="float" office:value="0.0166453140677527" calcext:value-type="float">
            <text:p>0.0166453140677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16:27:53.465731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5:17:50.919227474</meta:creation-date>
    <dc:date>2023-10-27T16:36:16.782461376</dc:date>
    <meta:editing-duration>PT30M48S</meta:editing-duration>
    <meta:editing-cycles>2</meta:editing-cycles>
    <meta:generator>LibreOffice/7.5.7.1$Linux_X86_64 LibreOffice_project/50$Build-1</meta:generator>
    <meta:document-statistic meta:table-count="1" meta:cell-count="4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lower-limit="6" chart:error-upper-limit="6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lower-limit="60" chart:error-upper-limit="6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28cm" svg:height="7.872cm" xlink:href=".." xlink:type="simple" chart:class="chart:scatter" chart:style-name="ch1">
        <chart:legend chart:legend-position="end" svg:x="11.302cm" svg:y="3.388cm" style:legend-expansion="high" chart:style-name="ch2"/>
        <chart:plot-area chart:style-name="ch3" table:cell-range-address="Sheet1.C1:Sheet1.D9" chart:data-source-has-labels="row" svg:x="0.321cm" svg:y="0.249cm" svg:width="11.215cm" svg:height="7.662cm">
          <chart:coordinate-region svg:x="1.313cm" svg:y="0.448cm" svg:width="9.943cm" svg:height="6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9" chart:label-cell-address="Sheet1.D1:Sheet1.D1" chart:class="chart:scatter">
            <chart:domain table:cell-range-address="Sheet1.C2:Sheet1.C9"/>
            <chart:regression-curve chart:style-name="ch8">
              <chart:equation chart:display-equation="true" chart:display-r-square="false"/>
            </chart:regression-curve>
            <chart:error-indicator chart:style-name="ch9" chart:dimension="x"/>
            <chart:error-indicator chart:style-name="ch10" chart:dimension="y"/>
            <chart:data-point/>
            <chart:data-point chart:style-name="ch11" chart:repeated="2"/>
            <chart:data-point chart:repeated="4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  <table:table-cell office:value-type="float" office:value="210.11">
                <text:p>210.11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0000000000014">
                <text:p>66.0000000000014</text:p>
              </table:table-cell>
              <table:table-cell office:value-type="float" office:value="420.22">
                <text:p>420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000000000001">
                <text:p>126.000000000001</text:p>
              </table:table-cell>
              <table:table-cell office:value-type="float" office:value="630.33">
                <text:p>63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.999999999999">
                <text:p>143.999999999999</text:p>
              </table:table-cell>
              <table:table-cell office:value-type="float" office:value="840.44">
                <text:p>840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.000000000001">
                <text:p>168.000000000001</text:p>
              </table:table-cell>
              <table:table-cell office:value-type="float" office:value="1050.55">
                <text:p>105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3.999999999999">
                <text:p>203.999999999999</text:p>
              </table:table-cell>
              <table:table-cell office:value-type="float" office:value="1260.66">
                <text:p>126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.999999999999">
                <text:p>221.999999999999</text:p>
              </table:table-cell>
              <table:table-cell office:value-type="float" office:value="1470.77">
                <text:p>1470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.000000000001">
                <text:p>276.000000000001</text:p>
              </table:table-cell>
              <table:table-cell office:value-type="float" office:value="1680.88">
                <text:p>168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